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6.49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Aratto Oy</text:p>
          </table:table-cell>
          <table:table-cell office:value-type="string">
            <text:p>2257229-6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Arnmat Oy</text:p>
          </table:table-cell>
          <table:table-cell office:value-type="string">
            <text:p>2577297-1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Kvartaali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string">
            <text:p>As Oy Helsingin Hopearanta</text:p>
          </table:table-cell>
          <table:table-cell office:value-type="string">
            <text:p>NA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string">
            <text:p>As Oy Helsingin Ingeborgintie </text:p>
          </table:table-cell>
          <table:table-cell office:value-type="string">
            <text:p>0783715-3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string">
            <text:p>As Oy Helsingin Nummitie 20</text:p>
          </table:table-cell>
          <table:table-cell office:value-type="string">
            <text:p>0609000-0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string">
            <text:p>As Oy Mesikukankuja 2-4</text:p>
          </table:table-cell>
          <table:table-cell office:value-type="string">
            <text:p>0467258-4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string">
            <text:p>As Oy Ryydynkatu</text:p>
          </table:table-cell>
          <table:table-cell office:value-type="string">
            <text:p>NA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As Oy Tullirinne 1</text:p>
          </table:table-cell>
          <table:table-cell office:value-type="string">
            <text:p>0691960-8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string">
            <text:p>Asunto Oy Malminpyry</text:p>
          </table:table-cell>
          <table:table-cell office:value-type="string">
            <text:p>NA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Audit Profile Oy</text:p>
          </table:table-cell>
          <table:table-cell office:value-type="string">
            <text:p>2345601-9</text:p>
          </table:table-cell>
          <table:table-cell office:value-type="string">
            <text:p>2014-12-31</text:p>
          </table:table-cell>
          <table:table-cell office:value-type="string">
            <text:p>Markku</text:p>
          </table:table-cell>
          <table:table-cell table:number-columns-repeated="3" office:value-type="string">
            <text:p>\N</text:p>
          </table:table-cell>
          <table:table-cell office:value-type="string">
            <text:p>Passiivi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Autoks Finland Oy</text:p>
          </table:table-cell>
          <table:table-cell office:value-type="string">
            <text:p>2319596-3</text:p>
          </table:table-cell>
          <table:table-cell office:value-type="string">
            <text:p>2015-07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Automaalaamo Leinonen Oy </text:p>
          </table:table-cell>
          <table:table-cell office:value-type="string">
            <text:p>1091065-7</text:p>
          </table:table-cell>
          <table:table-cell office:value-type="string">
            <text:p>2015-11-30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string">
            <text:p>Bwsol Oy</text:p>
          </table:table-cell>
          <table:table-cell office:value-type="string">
            <text:p>2574861-3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Carelia Partners Oy</text:p>
          </table:table-cell>
          <table:table-cell office:value-type="string">
            <text:p>1559916-7</text:p>
          </table:table-cell>
          <table:table-cell office:value-type="string">
            <text:p>2015-02-28</text:p>
          </table:table-cell>
          <table:table-cell office:value-type="string">
            <text:p>Jouko Haanpää</text:p>
          </table:table-cell>
          <table:table-cell table:number-columns-repeated="4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DT Trading Oy</text:p>
          </table:table-cell>
          <table:table-cell office:value-type="string">
            <text:p>2348490-9</text:p>
          </table:table-cell>
          <table:table-cell office:value-type="string">
            <text:p>2015-12-31</text:p>
          </table:table-cell>
          <table:table-cell office:value-type="string">
            <text:p>Markku Salo</text:p>
          </table:table-cell>
          <table:table-cell table:number-columns-repeated="2" office:value-type="string">
            <text:p>\N</text:p>
          </table:table-cell>
          <table:table-cell office:value-type="string">
            <text:p>vuo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Hannehelp Oy</text:p>
          </table:table-cell>
          <table:table-cell office:value-type="string">
            <text:p>2402945-7</text:p>
          </table:table-cell>
          <table:table-cell office:value-type="string">
            <text:p>2015-06-30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Helsingin Hanahuolto Oy</text:p>
          </table:table-cell>
          <table:table-cell office:value-type="string">
            <text:p>2466655-2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string">
            <text:p>JKP Yhtiöt Oy</text:p>
          </table:table-cell>
          <table:table-cell office:value-type="string">
            <text:p>2659481-2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JPS Maalaus Oy</text:p>
          </table:table-cell>
          <table:table-cell office:value-type="string">
            <text:p>1895949-8</text:p>
          </table:table-cell>
          <table:table-cell office:value-type="string">
            <text:p>2015-09-30</text:p>
          </table:table-cell>
          <table:table-cell table:number-columns-repeated="3" office:value-type="string">
            <text:p>\N</text:p>
          </table:table-cell>
          <table:table-cell office:value-type="string">
            <text:p>Kuukau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K-U:n Taksipalv.Lasse Harjama</text:p>
          </table:table-cell>
          <table:table-cell office:value-type="string">
            <text:p>1613548-7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Kiint Oy Väärämäentie 3</text:p>
          </table:table-cell>
          <table:table-cell office:value-type="string">
            <text:p>2575941-9</text:p>
          </table:table-cell>
          <table:table-cell office:value-type="string">
            <text:p>2015-06-30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string">
            <text:p>Koneurakointi V.Laakso</text:p>
          </table:table-cell>
          <table:table-cell office:value-type="string">
            <text:p>2435872-8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string">
            <text:p>Lakiasiantoimisto Koskinen</text:p>
          </table:table-cell>
          <table:table-cell office:value-type="string">
            <text:p>2575941-9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Mansepori Oy</text:p>
          </table:table-cell>
          <table:table-cell office:value-type="string">
            <text:p>1632096-5</text:p>
          </table:table-cell>
          <table:table-cell office:value-type="string">
            <text:p>2015-02-28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Markkinointi-Bellezza Oy</text:p>
          </table:table-cell>
          <table:table-cell office:value-type="string">
            <text:p>1630561-8</text:p>
          </table:table-cell>
          <table:table-cell office:value-type="string">
            <text:p>2015-03-31</text:p>
          </table:table-cell>
          <table:table-cell office:value-type="string">
            <text:p>Terttu Sihvola-Rauttu</text:p>
          </table:table-cell>
          <table:table-cell table:number-columns-repeated="2" office:value-type="string">
            <text:p>\N</text:p>
          </table:table-cell>
          <table:table-cell office:value-type="string">
            <text:p>vuo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</text:p>
          </table:table-cell>
          <table:table-cell office:value-type="string">
            <text:p>Mennyttä ja tulevaa Tmi</text:p>
          </table:table-cell>
          <table:table-cell office:value-type="string">
            <text:p>2539832-6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string">
            <text:p>Nove Ventures</text:p>
          </table:table-cell>
          <table:table-cell office:value-type="string">
            <text:p>2600225-8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string">
            <text:p>OK Carpenters Oy</text:p>
          </table:table-cell>
          <table:table-cell office:value-type="string">
            <text:p>2446954-0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Previso Oy</text:p>
          </table:table-cell>
          <table:table-cell office:value-type="string">
            <text:p>2110925-9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Pro Balance Oy</text:p>
          </table:table-cell>
          <table:table-cell office:value-type="string">
            <text:p>2259552-7</text:p>
          </table:table-cell>
          <table:table-cell office:value-type="string">
            <text:p>2015-08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Rakennusliike Veli Jaakola Oy</text:p>
          </table:table-cell>
          <table:table-cell office:value-type="string">
            <text:p>1928825-1</text:p>
          </table:table-cell>
          <table:table-cell office:value-type="string">
            <text:p>2015-03-31</text:p>
          </table:table-cell>
          <table:table-cell office:value-type="string">
            <text:p>Veli Jaakola</text:p>
          </table:table-cell>
          <table:table-cell table:number-columns-repeated="2" office:value-type="string">
            <text:p>\N</text:p>
          </table:table-cell>
          <table:table-cell office:value-type="string">
            <text:p>vuo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string">
            <text:p>RST Remontti Oy</text:p>
          </table:table-cell>
          <table:table-cell office:value-type="string">
            <text:p>2614072-2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Sampo Dive</text:p>
          </table:table-cell>
          <table:table-cell office:value-type="string">
            <text:p>2349409-0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Satama Holding Oy</text:p>
          </table:table-cell>
          <table:table-cell office:value-type="string">
            <text:p>1566699-9</text:p>
          </table:table-cell>
          <table:table-cell office:value-type="string">
            <text:p>2015-10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Sawaxe Oy</text:p>
          </table:table-cell>
          <table:table-cell office:value-type="string">
            <text:p>2242141-2</text:p>
          </table:table-cell>
          <table:table-cell office:value-type="string">
            <text:p>2015-06-30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Scanfore Oy</text:p>
          </table:table-cell>
          <table:table-cell office:value-type="string">
            <text:p>2127381-7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string">
            <text:p>SDR Dynamics Oy</text:p>
          </table:table-cell>
          <table:table-cell office:value-type="string">
            <text:p>2608375-6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Setora Rakennus Oy</text:p>
          </table:table-cell>
          <table:table-cell office:value-type="string">
            <text:p>2551575-6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A</text:p>
          </table:table-cell>
          <table:table-cell office:value-type="string">
            <text:p>Soudunsaari</text:p>
          </table:table-cell>
          <table:table-cell office:value-type="string">
            <text:p>NA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string">
            <text:p>Success Solutions</text:p>
          </table:table-cell>
          <table:table-cell office:value-type="string">
            <text:p>2504162-6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Taikalinssi Oy</text:p>
          </table:table-cell>
          <table:table-cell office:value-type="string">
            <text:p>2308518-2</text:p>
          </table:table-cell>
          <table:table-cell office:value-type="string">
            <text:p>2015-12-31</text:p>
          </table:table-cell>
          <table:table-cell table:number-columns-repeated="3" office:value-type="string">
            <text:p>\N</text:p>
          </table:table-cell>
          <table:table-cell office:value-type="string">
            <text:p>vuo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Taksipalvelu Pekka Luuk</text:p>
          </table:table-cell>
          <table:table-cell office:value-type="string">
            <text:p>1836691-6</text:p>
          </table:table-cell>
          <table:table-cell office:value-type="string">
            <text:p>2015-12-31</text:p>
          </table:table-cell>
          <table:table-cell office:value-type="string">
            <text:p>Pekka Luuk</text:p>
          </table:table-cell>
          <table:table-cell table:number-columns-repeated="2" office:value-type="string">
            <text:p>\N</text:p>
          </table:table-cell>
          <table:table-cell office:value-type="string">
            <text:p>vuosi</text:p>
          </table:table-cell>
          <table:table-cell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Tava Car Oy</text:p>
          </table:table-cell>
          <table:table-cell office:value-type="string">
            <text:p>2553284-7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Passiivi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string">
            <text:p>Tavarantarkastajayhd. HTT ry</text:p>
          </table:table-cell>
          <table:table-cell office:value-type="string">
            <text:p>1645844-6</text:p>
          </table:table-cell>
          <table:table-cell office:value-type="string">
            <text:p>2015-09-30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Tmi Iloa olon voimaan</text:p>
          </table:table-cell>
          <table:table-cell office:value-type="string">
            <text:p>2347189-2</text:p>
          </table:table-cell>
          <table:table-cell office:value-type="string">
            <text:p>2015-12-31</text:p>
          </table:table-cell>
          <table:table-cell table:number-columns-repeated="4" office:value-type="string">
            <text:p>\N</text:p>
          </table:table-cell>
          <table:table-cell office:value-type="string">
            <text:p>Vuosi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lko</text:p>
          </table:table-cell>
          <table:table-cell office:value-type="string">
            <text:p>TR Kielimatkat Oy</text:p>
          </table:table-cell>
          <table:table-cell office:value-type="string">
            <text:p>0667259-6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string">
            <text:p>TubaStar</text:p>
          </table:table-cell>
          <table:table-cell office:value-type="string">
            <text:p>2587229-4</text:p>
          </table:table-cell>
          <table:table-cell office:value-type="string">
            <text:p>2014-12-31</text:p>
          </table:table-cell>
          <table:table-cell table:number-columns-repeated="4" office:value-type="string">
            <text:p>\N</text:p>
          </table:table-cell>
          <table:table-cell office:value-type="string">
            <text:p>Passiivi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string">
            <text:p>West-Air Services Oy</text:p>
          </table:table-cell>
          <table:table-cell office:value-type="string">
            <text:p>2525768-9</text:p>
          </table:table-cell>
          <table:table-cell office:value-type="string">
            <text:p>2015-12-31</text:p>
          </table:table-cell>
          <table:table-cell table:number-columns-repeated="5" office:value-type="string">
            <text:p>\N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3:19:5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19:51.19</dc:date>
    <dc:creator>Teemu Salo</dc:creator>
    <meta:document-statistic meta:table-count="1" meta:cell-count="480" meta:object-count="0"/>
    <meta:generator>OpenOffice/4.1.0$Win32 OpenOffice.org_project/410m18$Build-9764</meta:generator>
  </office:meta>
</office:document-meta>
</file>